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order="none" fo:padding="0in" style:shadow="none" style:line-break="strict" style:punctuation-wrap="hanging" style:text-autospace="ideograph-alpha" style:snap-to-layout-grid="true" style:vertical-align="baseline" fo:line-height="100%" fo:background-color="transparent"/>
    </style:style>
  </office:automatic-styles>
  <office:body>
    <office:text text:use-soft-page-breaks="true">
      <text:p text:style-name="P1">Diagramme des scénario du site (IHM)</text:p>
      <text:p text:style-name="Standard"/>
      <text:p text:style-name="Standard">Configurer le chauffage</text:p>
      <text:p text:style-name="Standard"/>
      <text:p text:style-name="Normal">1)l’utilisateur visualise une liste des modes disponible pour le chauffage</text:p>
      <text:p text:style-name="Normal">2) l’utilisateur sélection un des modes disponibles pour le chauffage</text:p>
      <text:p text:style-name="Normal">3) l’utilisateur valide son choix en cliquent sur le bouton « envoyer »</text:p>
      <text:p text:style-name="Normal">4) le système envoie un message « envoie réussi » s’affiche à l’écran pour signifier que l’envoi a réussie à l’utilisateur</text:p>
      <text:p text:style-name="Standard"/>
      <text:p text:style-name="Standard">Variante1)<text:s/>L’utilisateur ne vois pas de liste des modes disponible l’utilisateur dois recharger la page<text:s/></text:p>
      <text:p text:style-name="Normal">Variante2) L’utilisateur ne peux pas sélection un des modes disponibles pour le chauffage doit recharger la page</text:p>
      <text:p text:style-name="Normal">Variante3) L’utilisateur n’arrive pas à envoyer le mode choisi vous devers recharger la page</text:p>
      <text:p text:style-name="Normal">Variante4) Aucun message ne s’affiche recharger la page et recommencer</text:p>
      <text:p text:style-name="Standard"/>
      <text:p text:style-name="Standard"/>
      <text:p text:style-name="Standard">Visualiser l’état du chauffage</text:p>
      <text:p text:style-name="Normal">1) l’utilisateur arrive sur la page et visualise l’état du chauffage sélectionner<text:s/></text:p>
      <text:p text:style-name="Standard"/>
      <text:p text:style-name="Normal">Variante1) l’utilisateur ne vois pas de liste des modes disponible vous devers recharger la page<text:s/></text:p>
      <text:p text:style-name="Standard"/>
      <text:p text:style-name="Standard"/>
      <text:p text:style-name="Standard">Gérer les Utilisateurs</text:p>
      <text:p text:style-name="Normal">1)l’utilisateur vois une liste des utilisateurs<text:s/></text:p>
      <text:p text:style-name="Normal">2) l’utilisateur cliquer sur un des utilisateurs<text:s/></text:p>
      <text:p text:style-name="Normal">3)l’utilisateur cliquer sur<text:s/>« Créer<text:s/>un utilisateur » pour accéder à la page de création d’un utilisateur<text:s/></text:p>
      <text:p text:style-name="Normal"/>
      <text:p text:style-name="Normal">Variante1)<text:s/>L’utilisateur ne vois pas de liste des utilisateurs<text:s/>l’utilisateur dois<text:s/>recharger la page<text:s/></text:p>
      <text:p text:style-name="Normal">Variante2)<text:s/>L’utilisateur ne peux pas cliquer sur un des utilisateurs doit recharger la page</text:p>
      <text:p text:style-name="Normal">Variante3)<text:s/>N’arrive pas à accéder à la page vous devers</text:p>
      <text:p text:style-name="Normal"/>
      <text:p text:style-name="Normal"/>
      <text:p text:style-name="Normal">Sélectionner le chauffage voulu</text:p>
      <text:p text:style-name="Normal">1)l’utilisateur cliquer sur un des chauffages disponibles pour aller sur la page du chauffage dit chauffage</text:p>
      <text:p text:style-name="Normal"/>
      <text:p text:style-name="Normal">Variante1) L’utilisateur ne peux pas cliquer un des chauffages disponibles il doit recharger la page</text:p>
      <text:p text:style-name="Normal"/>
      <text:p text:style-name="Normal"/>
      <text:p text:style-name="Normal">Vois les chauffages disponibles des appartements du bâtiment</text:p>
      <text:p text:style-name="Normal">1)L’utilisateur visualise une liste des appartements du crous du bâtiment sélectionner</text:p>
      <text:p text:style-name="Normal"/>
      <text:p text:style-name="Normal">Variante1)<text:s/>L’utilisateur ne vois pas de liste des appartements du crous ils dois recharger la page<text:s/></text:p>
      <text:p text:style-name="Normal"/>
      <text:p text:style-name="Normal"/>
      <text:p text:style-name="Normal">Sélectionner le bâtiment voulu</text:p>
      <text:p text:style-name="Normal">1)L’utilisateur cliquer sur un des bâtiments disponibles pour aller sur la page du chauffage</text:p>
      <text:p text:style-name="Normal"/>
      <text:p text:style-name="Normal">Variante1)<text:s/>L’utilisateur ne<text:s/>vois pas de liste des bâtiments ou il y a des appartements du crous<text:s/>il doit<text:s/>recharger la page<text:s/></text:p>
      <text:p text:style-name="Normal"/>
      <text:p text:style-name="Normal"/>
      <text:p text:style-name="Normal"/>
      <text:p text:style-name="Normal">Voir<text:s/>les bâtiments voulus</text:p>
      <text:p text:style-name="Normal">1)L’utilisateur visualise une liste des bâtiments ou il y a des appartements du crous</text:p>
      <text:p text:style-name="Normal"/>
      <text:p text:style-name="Normal">Variante1)<text:s/>Ne vois pas de liste des bâtiments ou il y a des appartements du crous vous devers recharger la page<text:s/></text:p>
      <text:p text:style-name="Normal"/>
      <text:p text:style-name="Normal"/>
      <text:p text:style-name="Normal">S’identifier sur l’IHM web</text:p>
      <text:p text:style-name="Normal">1)L’utilisateur doit entrer sont MDP et USER</text:p>
      <text:p text:style-name="Normal">2)L’utilisateur doit cliquer sur « valider » pour envoyer le MDP et USER</text:p>
      <text:p text:style-name="Normal">3)Le MDP et USER sont bon l’utilisateur est renvoyé sur la page des appartements<text:s/></text:p>
      <text:p text:style-name="Normal"/>
      <text:p text:style-name="Normal">Variante1) L’utilisateur ne peux pas modifier le MDP, USER, mail et DROIT doit recharger la page</text:p>
      <text:p text:style-name="Normal">Variante 2)<text:s/>L’utilisateur ne peux pas cliquer sur « valider » il doit recharger la page</text:p>
      <text:p text:style-name="Normal">Variante 3) Le MDP et/ou l’USER ne sont pas bon un message d’erreur apparait vous devers recommencer. <text:s/></text:p>
      <text:p text:style-name="Normal"/>
      <text:p text:style-name="Normal"/>
      <text:p text:style-name="Normal">Modifier un utilisateur</text:p>
      <text:p text:style-name="Normal">1)Le super admin modifier l’USER, MDP, mail et DROIT d’un utilisateur.</text:p>
      <text:p text:style-name="Normal">2)l’utilisateur cliquer sur « valider » pour envoyer les modifications</text:p>
      <text:p text:style-name="Normal">3)Les modifications ont bien été envoie un message sur la page le valide l’utilisateur le vois</text:p>
      <text:p text:style-name="Normal"/>
      <text:p text:style-name="Normal">Variante1) L’utilisateur ne peux pas modifier le MDP, USER, mail et DROIT doit recharger la page/ou se connecter en avec un compte super admin.</text:p>
      <text:p text:style-name="Normal">Variante2)<text:s/>L’utilisateur ne peux pas cliquer sur « valider » doit recharger la page</text:p>
      <text:p text:style-name="P2">Variante3) Les modifications non pas bien été envoie un message d’erreur apparait vous devers recommencer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lexandre</meta:initial-creator>
    <dc:creator>Alexandre</dc:creator>
    <meta:creation-date>2021-02-04T08:39:00Z</meta:creation-date>
    <dc:date>2021-02-11T07:17:00Z</dc:date>
    <meta:template xlink:href="Normal" xlink:type="simple"/>
    <meta:editing-cycles>11</meta:editing-cycles>
    <meta:editing-duration>PT256620S</meta:editing-duration>
    <meta:document-statistic meta:page-count="2" meta:paragraph-count="7" meta:word-count="550" meta:character-count="3568" meta:row-count="25" meta:non-whitespace-character-count="3025"/>
  </office:meta>
</office:document-meta>
</file>